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WenQuanYi Zen Hei Sharp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f0f0f" style:font-name="Arial" fo:font-size="14pt" fo:letter-spacing="normal" fo:font-style="normal" fo:font-weight="bold" officeooo:rsid="00180013" officeooo:paragraph-rsid="00180013" style:font-size-asian="14pt" style:font-weight-asian="bold" style:font-size-complex="14pt" style:font-weight-complex="bold"/>
    </style:style>
    <style:style style:name="P2" style:family="paragraph" style:parent-style-name="Standard">
      <style:text-properties fo:font-variant="normal" fo:text-transform="none" fo:color="#0f0f0f" style:font-name="Arial" fo:font-size="14pt" fo:letter-spacing="normal" fo:font-style="normal" fo:font-weight="bold" officeooo:rsid="00291400" officeooo:paragraph-rsid="00291400" style:font-size-asian="14pt" style:font-weight-asian="bold" style:font-size-complex="14pt" style:font-weight-complex="bold"/>
    </style:style>
    <style:style style:name="P3" style:family="paragraph" style:parent-style-name="Text_20_body">
      <style:text-properties style:font-name="Liberation Serif" fo:font-size="14pt" style:font-size-asian="14pt" style:font-size-complex="14pt"/>
    </style:style>
    <style:style style:name="P4" style:family="paragraph" style:parent-style-name="Text_20_body">
      <style:text-properties style:font-name="Liberation Serif" fo:font-size="14pt" officeooo:rsid="002e3bc6" officeooo:paragraph-rsid="002e3bc6" style:font-size-asian="14pt" style:font-size-complex="14pt"/>
    </style:style>
    <style:style style:name="P5" style:family="paragraph" style:parent-style-name="Text_20_body">
      <style:text-properties fo:font-size="14pt" officeooo:paragraph-rsid="002e3bc6" style:font-size-asian="14pt" style:font-size-complex="14pt"/>
    </style:style>
    <style:style style:name="P6" style:family="paragraph" style:parent-style-name="Text_20_body">
      <style:text-properties fo:font-size="14pt" officeooo:rsid="0033f1d1" officeooo:paragraph-rsid="0033f1d1" style:font-size-asian="14pt" style:font-size-complex="14pt"/>
    </style:style>
    <style:style style:name="P7" style:family="paragraph" style:parent-style-name="Text_20_body">
      <style:paragraph-properties fo:margin-left="0.4925in" fo:margin-right="0in" fo:text-indent="0in" style:auto-text-indent="false"/>
      <style:text-properties style:font-name="Liberation Serif" fo:font-size="14pt" officeooo:rsid="003143ad" officeooo:paragraph-rsid="003143ad" style:font-size-asian="14pt" style:font-size-complex="14pt"/>
    </style:style>
    <style:style style:name="P8" style:family="paragraph" style:parent-style-name="Text_20_body">
      <style:paragraph-properties fo:margin-left="0.4925in" fo:margin-right="0in" fo:text-indent="0in" style:auto-text-indent="false"/>
      <style:text-properties style:font-name="Liberation Serif" fo:font-size="14pt" officeooo:rsid="002e3bc6" officeooo:paragraph-rsid="002e3bc6" style:font-size-asian="14pt" style:font-size-complex="14pt"/>
    </style:style>
    <style:style style:name="P9" style:family="paragraph" style:parent-style-name="Text_20_body">
      <style:paragraph-properties fo:margin-left="0.4925in" fo:margin-right="0in" fo:text-indent="0in" style:auto-text-indent="false"/>
      <style:text-properties style:font-name="Liberation Serif" fo:font-size="14pt" officeooo:rsid="0035296a" officeooo:paragraph-rsid="0035296a" style:font-size-asian="14pt" style:font-size-complex="14pt"/>
    </style:style>
    <style:style style:name="P10" style:family="paragraph" style:parent-style-name="Text_20_body">
      <style:paragraph-properties fo:margin-left="0.4925in" fo:margin-right="0in" fo:text-indent="0in" style:auto-text-indent="false"/>
      <style:text-properties style:font-name="Liberation Serif" fo:font-size="14pt" officeooo:rsid="002f8922" officeooo:paragraph-rsid="002f8922" style:font-size-asian="14pt" style:font-size-complex="14pt"/>
    </style:style>
    <style:style style:name="P11" style:family="paragraph" style:parent-style-name="Text_20_body">
      <style:paragraph-properties fo:margin-left="0.4925in" fo:margin-right="0in" fo:text-indent="0in" style:auto-text-indent="false"/>
      <style:text-properties style:font-name="Liberation Serif" fo:font-size="12pt" fo:language="ca" fo:country="ES" officeooo:rsid="00202482" officeooo:paragraph-rsid="002f8922" style:font-size-asian="12pt" style:font-size-complex="12pt"/>
    </style:style>
    <style:style style:name="P12" style:family="paragraph" style:parent-style-name="Text_20_body">
      <style:paragraph-properties fo:margin-left="0.4925in" fo:margin-right="0in" style:line-height-at-least="0in" fo:text-indent="0in" style:auto-text-indent="false"/>
      <style:text-properties style:font-name="Liberation Serif" fo:font-size="12pt" officeooo:rsid="0033f1d1" officeooo:paragraph-rsid="0033f1d1" style:font-size-asian="12pt" style:font-size-complex="12pt"/>
    </style:style>
    <style:style style:name="P13" style:family="paragraph" style:parent-style-name="Text_20_body">
      <style:paragraph-properties fo:margin-left="0.4925in" fo:margin-right="0in" style:line-height-at-least="0in" fo:text-indent="0in" style:auto-text-indent="false"/>
      <style:text-properties style:font-name="Liberation Serif" fo:font-size="12pt" officeooo:rsid="00341d9d" officeooo:paragraph-rsid="00341d9d" style:font-size-asian="12pt" style:font-size-complex="12pt"/>
    </style:style>
    <style:style style:name="P14" style:family="paragraph" style:parent-style-name="Text_20_body">
      <style:paragraph-properties fo:margin-left="0.4925in" fo:margin-right="0in" fo:text-indent="0in" style:auto-text-indent="false"/>
      <style:text-properties fo:font-size="14pt" officeooo:rsid="002f8922" officeooo:paragraph-rsid="002f8922" style:font-size-asian="14pt" style:font-size-complex="14pt"/>
    </style:style>
    <style:style style:name="P15" style:family="paragraph" style:parent-style-name="Text_20_body">
      <style:paragraph-properties fo:margin-left="0.4925in" fo:margin-right="0in" fo:text-indent="0in" style:auto-text-indent="false"/>
      <style:text-properties fo:font-size="12pt" officeooo:rsid="0033f1d1" officeooo:paragraph-rsid="0033f1d1" style:font-size-asian="12pt" style:font-size-complex="12pt"/>
    </style:style>
    <style:style style:name="P16" style:family="paragraph" style:parent-style-name="Text_20_body">
      <style:paragraph-properties fo:margin-left="0.4925in" fo:margin-right="0in" style:line-height-at-least="0in" fo:text-indent="0in" style:auto-text-indent="false"/>
      <style:text-properties fo:font-size="12pt" officeooo:rsid="0033f1d1" officeooo:paragraph-rsid="00341d9d" style:font-size-asian="12pt" style:font-size-complex="12pt"/>
    </style:style>
    <style:style style:name="P17" style:family="paragraph" style:parent-style-name="Standard">
      <style:paragraph-properties fo:margin-left="0in" fo:margin-right="0in" fo:text-indent="0in" style:auto-text-indent="false" style:writing-mode="lr-tb"/>
      <style:text-properties fo:font-size="10pt" fo:language="ca" fo:country="ES" officeooo:rsid="00202482" officeooo:paragraph-rsid="002f8922" style:font-size-asian="10pt" style:font-size-complex="10pt"/>
    </style:style>
    <style:style style:name="P18" style:family="paragraph" style:parent-style-name="Standard">
      <style:paragraph-properties fo:margin-left="0in" fo:margin-right="0in" fo:text-indent="0in" style:auto-text-indent="false" style:writing-mode="lr-tb"/>
      <style:text-properties fo:font-size="10pt" fo:language="ca" fo:country="ES" officeooo:rsid="00202482" officeooo:paragraph-rsid="00388288" style:font-size-asian="10pt" style:font-size-complex="10pt"/>
    </style:style>
    <style:style style:name="P19" style:family="paragraph" style:parent-style-name="Standard">
      <style:paragraph-properties fo:margin-left="0in" fo:margin-right="0in" fo:text-indent="0in" style:auto-text-indent="false" style:writing-mode="lr-tb"/>
      <style:text-properties fo:font-size="12pt" fo:language="ca" fo:country="ES" officeooo:rsid="00202482" officeooo:paragraph-rsid="00388288" style:font-size-asian="12pt" style:font-size-complex="12pt"/>
    </style:style>
    <style:style style:name="P20" style:family="paragraph" style:parent-style-name="Text_20_body" style:list-style-name="L1">
      <style:paragraph-properties fo:margin-left="0.9846in" fo:margin-right="0in" fo:text-indent="-0.25in" style:auto-text-indent="false"/>
      <style:text-properties style:font-name="Liberation Serif" fo:font-size="14pt" officeooo:rsid="002e3bc6" officeooo:paragraph-rsid="002e3bc6" style:font-size-asian="14pt" style:font-size-complex="14pt"/>
    </style:style>
    <style:style style:name="P21" style:family="paragraph" style:parent-style-name="Text_20_body" style:list-style-name="L1">
      <style:paragraph-properties fo:margin-left="0.9846in" fo:margin-right="0in" fo:text-indent="-0.25in" style:auto-text-indent="false"/>
      <style:text-properties style:font-name="Liberation Serif" fo:font-size="14pt" officeooo:rsid="002f8922" officeooo:paragraph-rsid="002f8922" style:font-size-asian="14pt" style:font-size-complex="14pt"/>
    </style:style>
    <style:style style:name="P22" style:family="paragraph" style:parent-style-name="Standard">
      <style:text-properties fo:font-size="14pt" officeooo:rsid="00341d9d" officeooo:paragraph-rsid="00180013" style:font-size-asian="14pt" style:font-size-complex="14pt"/>
    </style:style>
    <style:style style:name="P23" style:family="paragraph" style:parent-style-name="Standard" style:list-style-name="L2">
      <style:paragraph-properties style:writing-mode="lr-tb"/>
      <style:text-properties style:font-name="Liberation Serif" fo:font-size="12pt" fo:language="ca" fo:country="ES" officeooo:rsid="00202482" officeooo:paragraph-rsid="002f8922" style:font-size-asian="12pt" style:font-size-complex="12pt"/>
    </style:style>
    <style:style style:name="T1" style:family="text">
      <style:text-properties officeooo:rsid="002e3bc6"/>
    </style:style>
    <style:style style:name="T2" style:family="text">
      <style:text-properties officeooo:rsid="002f8922"/>
    </style:style>
    <style:style style:name="T3" style:family="text">
      <style:text-properties fo:font-size="12pt" fo:language="ca" fo:country="ES" officeooo:rsid="00202482" style:font-size-asian="12pt" style:font-size-complex="12pt"/>
    </style:style>
    <style:style style:name="T4" style:family="text">
      <style:text-properties fo:font-size="12pt" officeooo:rsid="00388288" style:font-size-asian="12pt" style:font-size-complex="12pt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2e3bc6"/>
    </style:style>
    <style:style style:name="T7" style:family="text">
      <style:text-properties style:font-name="Liberation Serif" officeooo:rsid="003143ad"/>
    </style:style>
    <style:style style:name="T8" style:family="text">
      <style:text-properties style:font-name="Liberation Serif" officeooo:rsid="00327cd2"/>
    </style:style>
    <style:style style:name="T9" style:family="text">
      <style:text-properties style:font-name="Liberation Serif" fo:font-weight="bold" style:font-weight-asian="bold" style:font-weight-complex="bold"/>
    </style:style>
    <style:style style:name="T10" style:family="text">
      <style:text-properties style:font-name="Liberation Serif" fo:font-weight="bold" officeooo:rsid="00341d9d" style:font-weight-asian="bold" style:font-weight-complex="bold"/>
    </style:style>
    <style:style style:name="T11" style:family="text">
      <style:text-properties style:font-name="Liberation Serif" fo:font-weight="normal" style:font-weight-asian="normal" style:font-weight-complex="normal"/>
    </style:style>
    <style:style style:name="T12" style:family="text">
      <style:text-properties style:font-name="Liberation Serif" fo:font-weight="normal" officeooo:rsid="00341d9d" style:font-weight-asian="normal" style:font-weight-complex="normal"/>
    </style:style>
    <style:style style:name="T13" style:family="text">
      <style:text-properties style:font-name="Liberation Serif" fo:font-size="10pt" style:font-size-asian="10pt" style:font-size-complex="10pt"/>
    </style:style>
    <style:style style:name="T14" style:family="text">
      <style:text-properties style:font-name="Liberation Serif" officeooo:rsid="00341d9d"/>
    </style:style>
    <style:style style:name="T15" style:family="text">
      <style:text-properties style:font-name="Liberation Serif" officeooo:rsid="0038b92e"/>
    </style:style>
    <style:style style:name="T16" style:family="text">
      <style:text-properties officeooo:rsid="00327cd2"/>
    </style:style>
    <style:style style:name="T17" style:family="text">
      <style:text-properties officeooo:rsid="0033f1d1"/>
    </style:style>
    <style:style style:name="T18" style:family="text">
      <style:text-properties officeooo:rsid="00341d9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officeooo:rsid="002f8922" style:font-size-asian="10pt" style:font-size-complex="10pt"/>
    </style:style>
    <style:style style:name="T21" style:family="text">
      <style:text-properties fo:font-size="10pt" officeooo:rsid="0035296a" style:font-size-asian="10pt" style:font-size-complex="10pt"/>
    </style:style>
    <style:style style:name="T22" style:family="text">
      <style:text-properties fo:font-size="10pt" officeooo:rsid="003627f8" style:font-size-asian="10pt" style:font-size-complex="10pt"/>
    </style:style>
    <style:style style:name="T23" style:family="text">
      <style:text-properties fo:font-size="10pt" officeooo:rsid="00388288" style:font-size-asian="10pt" style:font-size-complex="10pt"/>
    </style:style>
    <style:style style:name="T24" style:family="text">
      <style:text-properties officeooo:rsid="0035296a"/>
    </style:style>
    <style:style style:name="T25" style:family="text">
      <style:text-properties officeooo:rsid="003627f8"/>
    </style:style>
    <style:style style:name="T26" style:family="text">
      <style:text-properties officeooo:rsid="00383c50"/>
    </style:style>
    <style:style style:name="T27" style:family="text">
      <style:text-properties officeooo:rsid="00388288"/>
    </style:style>
    <style:style style:name="T28" style:family="text">
      <style:text-properties officeooo:rsid="0038b9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ÀCTICA <text:span text:style-name="T1">4</text:span></text:p>
      <text:p text:style-name="P2">B.D. LABORATORI CLÍNIC</text:p>
      <text:p text:style-name="P22"><text:span text:style-name="T12"/></text:p>
      <text:p text:style-name="P5"><text:span text:style-name="T15">1</text:span><text:span text:style-name="T8">) In</text:span><text:span text:style-name="T7">forme de resultats amb </text:span><text:span text:style-name="T6">Historial </text:span><text:span text:style-name="T7">del </text:span><text:span text:style-name="T6">pacient : </text:span></text:p>
      <text:p text:style-name="P7">Per aquesta <text:span text:style-name="T16">part de la </text:span>pràctica candrà desenvolupar com a mínim 2 procediments enmagatzemants principals:</text:p>
      <text:p text:style-name="P7"><text:span text:style-name="T28">1.1</text:span>) InformeHistorial(<text:span text:style-name="T17">idpacient, idanalitica)</text:span></text:p>
      <text:p text:style-name="P9">Aquesta funció serà similar a la de la part 4 de la pràctica 3 però msotrarà els resultats anteriors d’un pacient. La funció rebrà idpacient i idanalitica. Si no rep analítica es buscarà l’última analítica del pacient.</text:p>
      <text:p text:style-name="P9">Per cada prova que hi hagi a l’analítica, mostrarà tots els resultats anteriors que hi hagi a la Base de Dades per aquell pacient. Els resultats d’una mateixa prova es mostraran ordenats des del més nou al més vell.</text:p>
      <text:p text:style-name="P8"><text:span text:style-name="T17">2.2) </text:span>HistorialPacPro(idpacient, <text:span text:style-name="T17">idprova, data_inici</text:span>).</text:p>
      <text:p text:style-name="P8">Aquesta funció rebrà l’id del pacient, el codi de la prova <text:span text:style-name="T24">i la data inicial a partir de la qual cal buscar resultats. A</text:span>tenció, no rebrà idprova<text:span text:style-name="T18">tecnica</text:span>, rebrà <text:span text:style-name="T24">id</text:span>prova, per poder accedir a totes les <text:span text:style-name="T24">tècniques de la mateixa prova.</text:span></text:p>
      <text:p text:style-name="P8">La funció buscarà tots els resultats que tenim a la base de dades per aquest pacient i aquesta prova, <text:span text:style-name="T24">a partit de la data_inici. Si no es rep data_inici s’agafarà la data actual. La funció </text:span>retornarà <text:span text:style-name="T24">els resultats</text:span> format informe (una línia per cada resultat).</text:p>
      <text:list xml:id="list3648847808" text:style-name="L1">
        <text:list-item>
          <text:p text:style-name="P20">Els resultats s’ordenaran des del resultat més nou al més antic.</text:p>
        </text:list-item>
        <text:list-item>
          <text:p text:style-name="P20">Cada línia mostrarà el resultat, la valoració i els valors de referència utilitzats per la valoració. Penseu que els valors de referència poden haver canviat en les diferents versions de la prova.</text:p>
        </text:list-item>
        <text:list-item>
          <text:p text:style-name="P20">A més a més, a les línies de resultat caldrà marcar amb M<text:span text:style-name="T2">À</text:span>X la línia que correspongui al resultat més alt i amb MIN la línia que correspongui al resultat més baix de tota la vida registrada del pacient. Això només es farà per les proves amb resultat numèri<text:span text:style-name="T2">c</text:span>.</text:p>
        </text:list-item>
        <text:list-item>
          <text:p text:style-name="P21">Per últim : abans de les línies de resultat cal mostrar una capçalera amb : </text:p>
        </text:list-item>
      </text:list>
      <text:p text:style-name="P11"><text:tab/>IDPacient + Nom del Pacient + IDProva + <text:s/><text:span text:style-name="T26">acronim </text:span>+ Nom de la Prova.</text:p>
      <text:p text:style-name="P10"/>
      <text:p text:style-name="P14"><text:span text:style-name="T5">La llista de resultats a mostrar tindrà els següent format :</text:span><text:span text:style-name="T3">.</text:span></text:p>
      <text:p text:style-name="P19"><text:soft-page-break/><text:tab/><text:span text:style-name="T27">10 ----------- Carles --------- 102 – COL - Colesterol</text:span></text:p>
      <text:p text:style-name="P19"><text:span text:style-name="T19"><text:tab/>10/1</text:span><text:span text:style-name="T21">0</text:span><text:span text:style-name="T19">/201</text:span><text:span text:style-name="T21">5</text:span><text:span text:style-name="T19"><text:tab/>- </text:span><text:span text:style-name="T22">102</text:span><text:span text:style-name="T19">-<text:tab/></text:span><text:span text:style-name="T21">81</text:span><text:span text:style-name="T19"><text:tab/>- <text:tab/></text:span><text:span text:style-name="T20"><text:tab/>- </text:span><text:span text:style-name="T19">PÀNIC <text:s/><text:tab/><text:tab/>- <text:s/>(</text:span><text:span text:style-name="T21">10</text:span><text:span text:style-name="T19"> – </text:span><text:span text:style-name="T21">40</text:span><text:span text:style-name="T19">)<text:tab/>- </text:span><text:span text:style-name="T23">MIN</text:span><text:span text:style-name="T19"><text:tab/> <text:s/></text:span></text:p>
      <text:p text:style-name="P19"><text:span text:style-name="T19"><text:tab/>10/11/201</text:span><text:span text:style-name="T23">7</text:span><text:span text:style-name="T19"><text:tab/>- </text:span><text:span text:style-name="T22">102-</text:span><text:span text:style-name="T19"><text:tab/>125<text:tab/>- <text:tab/></text:span><text:span text:style-name="T20"><text:tab/>- </text:span><text:span text:style-name="T19">PÀNIC <text:s/><text:tab/><text:tab/>- <text:s/>(</text:span><text:span text:style-name="T21">1</text:span><text:span text:style-name="T23">1</text:span><text:span text:style-name="T19"> – </text:span><text:span text:style-name="T21">4</text:span><text:span text:style-name="T23">5</text:span><text:span text:style-name="T19">)<text:tab/>- M</text:span><text:span text:style-name="T20">À</text:span><text:span text:style-name="T19">X<text:tab/> <text:s/></text:span></text:p>
      <text:p text:style-name="P18"><text:tab/><text:span text:style-name="T4">10 ----------- Carles --------- 201 – GLU - Cluscosa</text:span></text:p>
      <text:p text:style-name="P18"><text:tab/>11/<text:span text:style-name="T2">08</text:span>/201<text:span text:style-name="T2">6</text:span><text:tab/>- <text:span text:style-name="T25">201-</text:span><text:tab/>129<text:tab/>- <text:tab/><text:span text:style-name="T2"><text:tab/>- </text:span>PÀNIC <text:tab/><text:tab/>- <text:s/>(80 – 115)<text:tab/>- M<text:span text:style-name="T2">À</text:span>X</text:p>
      <text:p text:style-name="P18"><text:tab/>1<text:span text:style-name="T27">5</text:span>/<text:span text:style-name="T27">09</text:span>/201<text:span text:style-name="T27">6</text:span><text:tab/>- <text:span text:style-name="T25">201-</text:span><text:tab/>12<text:span text:style-name="T27">4</text:span><text:tab/>- <text:tab/><text:span text:style-name="T2"><text:tab/>- </text:span>PÀNIC <text:tab/><text:tab/>- <text:s/>(80 – 115)<text:tab/></text:p>
      <text:p text:style-name="P17"><text:tab/><text:span text:style-name="T2">24</text:span>/<text:span text:style-name="T2">09</text:span>/201<text:span text:style-name="T2">6</text:span><text:tab/>- <text:span text:style-name="T25">201-</text:span><text:tab/>12<text:span text:style-name="T2">3</text:span><text:tab/>- <text:tab/><text:span text:style-name="T2"><text:tab/>- </text:span>PÀNIC <text:tab/><text:tab/>- <text:s/>(80 – 115)<text:tab/>- <text:span text:style-name="T27">MIN</text:span></text:p>
      <text:p text:style-name="P18"><text:tab/>10/1<text:span text:style-name="T27">0</text:span>/201<text:span text:style-name="T27">7</text:span><text:tab/>- <text:span text:style-name="T25">201-</text:span><text:tab/>12<text:span text:style-name="T27">5</text:span><text:tab/>- <text:tab/><text:span text:style-name="T2"><text:tab/>- </text:span>PÀNIC <text:tab/><text:tab/>- <text:s/>(80 – 115)<text:tab/></text:p>
      <text:p text:style-name="P18"><text:span text:style-name="T2"><text:tab/></text:span>10/11/201<text:span text:style-name="T27">7</text:span><text:tab/>- <text:span text:style-name="T25">201-</text:span><text:tab/>12<text:span text:style-name="T27">8</text:span><text:tab/>- <text:tab/><text:span text:style-name="T2"><text:tab/>- </text:span>PÀNIC <text:tab/><text:tab/>- <text:s/>(80 – 115)<text:tab/></text:p>
      <text:p text:style-name="P18"><text:tab/><text:span text:style-name="T4">10 ----------- Carles --------- 203 – ALT - Transaminases</text:span></text:p>
      <text:p text:style-name="P18"><text:tab/>12/1<text:span text:style-name="T2">2</text:span>/2015<text:tab/>- <text:span text:style-name="T25">203-</text:span><text:tab/>117<text:tab/>- <text:tab/><text:span text:style-name="T2"><text:tab/>- </text:span>PATOLÒGIC<text:tab/><text:tab/>- <text:s/>(<text:span text:style-name="T2">72</text:span> – 11<text:span text:style-name="T2">8</text:span>)<text:tab/>- MIN</text:p>
      <text:p text:style-name="P17"><text:tab/>12/11/2015<text:tab/>- <text:span text:style-name="T25">203-</text:span><text:tab/>117<text:tab/>- <text:tab/><text:span text:style-name="T2"><text:tab/>- </text:span>PATOLÒGIC<text:tab/><text:tab/>- <text:s/>(<text:span text:style-name="T2">72</text:span> – 11<text:span text:style-name="T2">8</text:span>)<text:tab/>- MIN</text:p>
      <text:p text:style-name="P18"><text:tab/></text:p>
      <text:list xml:id="list1004840660" text:style-name="L2">
        <text:list-header>
          <text:p text:style-name="P23"/>
        </text:list-header>
      </text:list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WenQuanYi Zen Hei Sharp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31T11:25:00.199403283</dc:date>
    <meta:editing-duration>PT5H30M21S</meta:editing-duration>
    <meta:editing-cycles>25</meta:editing-cycles>
    <meta:generator>LibreOffice/5.4.7.2$Linux_X86_64 LibreOffice_project/40$Build-2</meta:generator>
    <meta:document-statistic meta:table-count="0" meta:image-count="0" meta:object-count="0" meta:page-count="2" meta:paragraph-count="29" meta:word-count="459" meta:character-count="2600" meta:non-whitespace-character-count="2090"/>
  </office:meta>
</office:document-meta>
</file>